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7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2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6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ACTS 9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ACTIVITIES IN THE LIFE OF SAUL (9:1-31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ACTIVITIES IN THE LIFE OF SAUL (9:1-31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Saul's vendetta against the saints of God (9:1-2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Saul's vendetta against the saints of God (9:1-2)<text:s text:c="1"/></text:span><text:span text:style-name="a452" text:class-names=""/></text:p>
          </draw:text-box>
          <svg:title/>
          <svg:desc/>
        </draw:frame>
        <draw:frame draw:id="id88" presentation:style-name="a464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His hatred for the Jerusalem Christians (9:1)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His hatred for the Damascus Christians (9:2):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ACTIVITIES IN THE LIFE OF SAUL (9:1-31)<text:s text:c="1"/></text:span><text:span text:style-name="a467" text:class-names=""/></text:p>
          </draw:text-box>
          <svg:title/>
          <svg:desc/>
        </draw:frame>
        <draw:frame draw:id="id90" presentation:style-name="a479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Saul's vendetta against the saints of God (9:1-2)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Saul's vision of the Son of God (9:3-9)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/></text:p>
              </text:list-item>
            </text:list>
          </draw:text-box>
          <svg:title/>
          <svg:desc/>
        </draw:frame>
      </draw:page>
      <draw:page draw:name="Slide5" draw:style-name="a480" draw:master-page-name="Master1-Layout1-title-Title-Slide" presentation:presentation-page-layout-name="Master1-PPL1" draw:id="Slide-260">
        <draw:frame draw:id="id91" presentation:style-name="a484" draw:name="Title 1" svg:x="1.38in" svg:y="0.83in" svg:width="10.3in" svg:height="4.42in" presentation:class="title" presentation:placeholder="false">
          <draw:text-box>
            <text:p text:style-name="a483" text:class-names="" text:cond-style-name=""><text:span text:style-name="a481" text:class-names=""><text:s text:c="1"/>Saul's vision of the Son of God (9:3-9)<text:s text:c="1"/></text:span><text:span text:style-name="a482" text:class-names=""/></text:p>
          </draw:text-box>
          <svg:title/>
          <svg:desc/>
        </draw:frame>
        <draw:frame draw:id="id92" presentation:style-name="a489" draw:name="Subtitle 2" svg:x="1.38in" svg:y="5.25in" svg:width="10.3in" svg:height="1.85in" presentation:class="subtitle" presentation:placeholder="false">
          <draw:text-box>
            <text:p text:style-name="a486" text:class-names="" text:cond-style-name=""><text:span text:style-name="a485" text:class-names=""><text:s text:c="1"/>The revelation (9:3-6)<text:s text:c="1"/></text:span></text:p>
            <text:p text:style-name="a488" text:class-names="" text:cond-style-name=""><text:span text:style-name="a487" text:class-names=""/></text:p>
          </draw:text-box>
          <svg:title/>
          <svg:desc/>
        </draw:frame>
      </draw:page>
      <draw:page draw:name="Slide6" draw:style-name="a490" draw:master-page-name="Master1-Layout12-tx-Title-and-Text" presentation:presentation-page-layout-name="Master1-PPL12" draw:id="Slide-261">
        <draw:frame draw:id="id93" presentation:style-name="a494" draw:name="Title 1" svg:x="1.38in" svg:y="0.4in" svg:width="10.6in" svg:height="1.44965in" presentation:class="title" presentation:placeholder="false">
          <draw:text-box>
            <text:p text:style-name="a493" text:class-names="" text:cond-style-name=""><text:span text:style-name="a491" text:class-names=""><text:s text:c="1"/>The revelation (9:3-6)<text:s text:c="1"/></text:span><text:span text:style-name="a492" text:class-names=""/></text:p>
          </draw:text-box>
          <svg:title/>
          <svg:desc/>
        </draw:frame>
        <draw:frame draw:id="id94" presentation:style-name="a504" draw:name="Text Placeholder 2" svg:x="1.38in" svg:y="2in" svg:width="9.4in" svg:height="4.75868in" presentation:class="outline" presentation:placeholder="false">
          <draw:text-box>
            <text:list text:style-name="a497">
              <text:list-item>
                <text:p text:style-name="a496" text:class-names="" text:cond-style-name=""><text:span text:style-name="a495" text:class-names=""><text:s text:c="1"/>What he sees (9:3):<text:s text:c="1"/></text:span></text:p>
              </text:list-item>
            </text:list>
            <text:list text:style-name="a500">
              <text:list-item>
                <text:p text:style-name="a499" text:class-names="" text:cond-style-name=""><text:span text:style-name="a498" text:class-names=""><text:s text:c="1"/>What he hears (9:4-6):<text:s text:c="1"/></text:span></text:p>
              </text:list-item>
            </text:list>
            <text:list text:style-name="a503">
              <text:list-item>
                <text:p text:style-name="a502" text:class-names="" text:cond-style-name=""><text:span text:style-name="a501" text:class-names=""/></text:p>
              </text:list-item>
            </text:list>
          </draw:text-box>
          <svg:title/>
          <svg:desc/>
        </draw:frame>
      </draw:page>
      <draw:page draw:name="Slide7" draw:style-name="a505" draw:master-page-name="Master1-Layout12-tx-Title-and-Text" presentation:presentation-page-layout-name="Master1-PPL12" draw:id="Slide-262">
        <draw:frame draw:id="id95" presentation:style-name="a509" draw:name="Title 1" svg:x="1.38in" svg:y="0.4in" svg:width="10.6in" svg:height="1.44965in" presentation:class="title" presentation:placeholder="false">
          <draw:text-box>
            <text:p text:style-name="a508" text:class-names="" text:cond-style-name=""><text:span text:style-name="a506" text:class-names=""><text:s text:c="1"/>Saul's vision of the Son of God (9:3-9)<text:s text:c="1"/></text:span><text:span text:style-name="a507" text:class-names=""/></text:p>
          </draw:text-box>
          <svg:title/>
          <svg:desc/>
        </draw:frame>
        <draw:frame draw:id="id96" presentation:style-name="a519" draw:name="Text Placeholder 2" svg:x="1.38in" svg:y="2in" svg:width="9.4in" svg:height="4.75868in" presentation:class="outline" presentation:placeholder="false">
          <draw:text-box>
            <text:list text:style-name="a512">
              <text:list-item>
                <text:p text:style-name="a511" text:class-names="" text:cond-style-name=""><text:span text:style-name="a510" text:class-names=""><text:s text:c="1"/>The revelation (9:3-6)<text:s text:c="1"/></text:span></text:p>
              </text:list-item>
            </text:list>
            <text:list text:style-name="a515">
              <text:list-item>
                <text:p text:style-name="a514" text:class-names="" text:cond-style-name=""><text:span text:style-name="a513" text:class-names=""><text:s text:c="1"/>The results (9:7-9):<text:s text:c="1"/></text:span></text:p>
              </text:list-item>
            </text:list>
            <text:list text:style-name="a518">
              <text:list-item>
                <text:p text:style-name="a517" text:class-names="" text:cond-style-name=""><text:span text:style-name="a516" text:class-names=""/></text:p>
              </text:list-item>
            </text:list>
          </draw:text-box>
          <svg:title/>
          <svg:desc/>
        </draw:frame>
      </draw:page>
      <draw:page draw:name="Slide8" draw:style-name="a520" draw:master-page-name="Master1-Layout12-tx-Title-and-Text" presentation:presentation-page-layout-name="Master1-PPL12" draw:id="Slide-263">
        <draw:frame draw:id="id97" presentation:style-name="a524" draw:name="Title 1" svg:x="1.38in" svg:y="0.4in" svg:width="10.6in" svg:height="1.44965in" presentation:class="title" presentation:placeholder="false">
          <draw:text-box>
            <text:p text:style-name="a523" text:class-names="" text:cond-style-name=""><text:span text:style-name="a521" text:class-names="">ACTIVITIES IN THE LIFE OF SAUL (9:1-31)<text:s text:c="1"/></text:span><text:span text:style-name="a522" text:class-names=""/></text:p>
          </draw:text-box>
          <svg:title/>
          <svg:desc/>
        </draw:frame>
        <draw:frame draw:id="id98" presentation:style-name="a537" draw:name="Text Placeholder 2" svg:x="1.38in" svg:y="2in" svg:width="9.4in" svg:height="4.75868in" presentation:class="outline" presentation:placeholder="false">
          <draw:text-box>
            <text:list text:style-name="a527">
              <text:list-item>
                <text:p text:style-name="a526" text:class-names="" text:cond-style-name=""><text:span text:style-name="a525" text:class-names=""><text:s text:c="1"/>Saul's vendetta against the saints of God (9:1-2)<text:s text:c="1"/></text:span></text:p>
              </text:list-item>
            </text:list>
            <text:list text:style-name="a530">
              <text:list-item>
                <text:p text:style-name="a529" text:class-names="" text:cond-style-name=""><text:span text:style-name="a528" text:class-names=""><text:s text:c="1"/>Saul's vision of the Son of God (9:3-9)<text:s text:c="1"/></text:span></text:p>
              </text:list-item>
            </text:list>
            <text:list text:style-name="a533">
              <text:list-item>
                <text:p text:style-name="a532" text:class-names="" text:cond-style-name=""><text:span text:style-name="a531" text:class-names=""><text:s text:c="1"/>Saul's visitation by the servant of God (9:10-25)<text:s text:c="1"/></text:span></text:p>
              </text:list-item>
            </text:list>
            <text:list text:style-name="a536">
              <text:list-item>
                <text:p text:style-name="a535" text:class-names="" text:cond-style-name=""><text:span text:style-name="a534" text:class-names=""/></text:p>
              </text:list-item>
            </text:list>
          </draw:text-box>
          <svg:title/>
          <svg:desc/>
        </draw:frame>
      </draw:page>
      <draw:page draw:name="Slide9" draw:style-name="a538" draw:master-page-name="Master1-Layout1-title-Title-Slide" presentation:presentation-page-layout-name="Master1-PPL1" draw:id="Slide-264">
        <draw:frame draw:id="id99" presentation:style-name="a542" draw:name="Title 1" svg:x="1.38in" svg:y="0.83in" svg:width="10.3in" svg:height="4.42in" presentation:class="title" presentation:placeholder="false">
          <draw:text-box>
            <text:p text:style-name="a541" text:class-names="" text:cond-style-name=""><text:span text:style-name="a539" text:class-names=""><text:s text:c="1"/>Saul's visitation by the servant of God (9:10-25)<text:s text:c="1"/></text:span><text:span text:style-name="a540" text:class-names=""/></text:p>
          </draw:text-box>
          <svg:title/>
          <svg:desc/>
        </draw:frame>
        <draw:frame draw:id="id100" presentation:style-name="a547" draw:name="Subtitle 2" svg:x="1.38in" svg:y="5.25in" svg:width="10.3in" svg:height="1.85in" presentation:class="subtitle" presentation:placeholder="false">
          <draw:text-box>
            <text:p text:style-name="a544" text:class-names="" text:cond-style-name=""><text:span text:style-name="a543" text:class-names=""><text:s text:c="1"/>Events preceding this visit (9:10-16):<text:s text:c="1"/></text:span></text:p>
            <text:p text:style-name="a546" text:class-names="" text:cond-style-name=""><text:span text:style-name="a545" text:class-names=""/></text:p>
          </draw:text-box>
          <svg:title/>
          <svg:desc/>
        </draw:frame>
      </draw:page>
      <draw:page draw:name="Slide10" draw:style-name="a548" draw:master-page-name="Master1-Layout12-tx-Title-and-Text" presentation:presentation-page-layout-name="Master1-PPL12" draw:id="Slide-265">
        <draw:frame draw:id="id101" presentation:style-name="a552" draw:name="Title 1" svg:x="1.38in" svg:y="0.4in" svg:width="10.6in" svg:height="1.44965in" presentation:class="title" presentation:placeholder="false">
          <draw:text-box>
            <text:p text:style-name="a551" text:class-names="" text:cond-style-name=""><text:span text:style-name="a549" text:class-names=""><text:s text:c="1"/>Events preceding this visit (9:10-16):<text:s text:c="1"/></text:span><text:span text:style-name="a550" text:class-names=""/></text:p>
          </draw:text-box>
          <svg:title/>
          <svg:desc/>
        </draw:frame>
        <draw:frame draw:id="id102" presentation:style-name="a565" draw:name="Text Placeholder 2" svg:x="1.38in" svg:y="2in" svg:width="9.4in" svg:height="4.75868in" presentation:class="outline" presentation:placeholder="false">
          <draw:text-box>
            <text:list text:style-name="a555">
              <text:list-item>
                <text:p text:style-name="a554" text:class-names="" text:cond-style-name=""><text:span text:style-name="a553" text:class-names=""><text:s text:c="1"/>The revelation (9:10-12):<text:s text:c="1"/></text:span></text:p>
              </text:list-item>
            </text:list>
            <text:list text:style-name="a558">
              <text:list-item>
                <text:p text:style-name="a557" text:class-names="" text:cond-style-name=""><text:span text:style-name="a556" text:class-names=""><text:s text:c="1"/>The reluctance (9:13-14):<text:s text:c="1"/></text:span></text:p>
              </text:list-item>
            </text:list>
            <text:list text:style-name="a561">
              <text:list-item>
                <text:p text:style-name="a560" text:class-names="" text:cond-style-name=""><text:span text:style-name="a559" text:class-names=""><text:s text:c="1"/>The reassurance (9:15-16):<text:s text:c="1"/></text:span></text:p>
              </text:list-item>
            </text:list>
            <text:list text:style-name="a564">
              <text:list-item>
                <text:p text:style-name="a563" text:class-names="" text:cond-style-name=""><text:span text:style-name="a562" text:class-names=""/></text:p>
              </text:list-item>
            </text:list>
          </draw:text-box>
          <svg:title/>
          <svg:desc/>
        </draw:frame>
      </draw:page>
      <draw:page draw:name="Slide11" draw:style-name="a566" draw:master-page-name="Master1-Layout12-tx-Title-and-Text" presentation:presentation-page-layout-name="Master1-PPL12" draw:id="Slide-266">
        <draw:frame draw:id="id103" presentation:style-name="a570" draw:name="Title 1" svg:x="1.38in" svg:y="0.4in" svg:width="10.6in" svg:height="1.44965in" presentation:class="title" presentation:placeholder="false">
          <draw:text-box>
            <text:p text:style-name="a569" text:class-names="" text:cond-style-name=""><text:span text:style-name="a567" text:class-names=""><text:s text:c="1"/>Saul's visitation by the servant of God (9:10-25)<text:s text:c="1"/></text:span><text:span text:style-name="a568" text:class-names=""/></text:p>
          </draw:text-box>
          <svg:title/>
          <svg:desc/>
        </draw:frame>
        <draw:frame draw:id="id104" presentation:style-name="a580" draw:name="Text Placeholder 2" svg:x="1.38in" svg:y="2in" svg:width="9.4in" svg:height="4.75868in" presentation:class="outline" presentation:placeholder="false">
          <draw:text-box>
            <text:list text:style-name="a573">
              <text:list-item>
                <text:p text:style-name="a572" text:class-names="" text:cond-style-name=""><text:span text:style-name="a571" text:class-names=""><text:s text:c="1"/>Events preceding this visit (9:10-16):<text:s text:c="1"/></text:span></text:p>
              </text:list-item>
            </text:list>
            <text:list text:style-name="a576">
              <text:list-item>
                <text:p text:style-name="a575" text:class-names="" text:cond-style-name=""><text:span text:style-name="a574" text:class-names=""><text:s text:c="1"/>Events during this visit (9:17-19):<text:s text:c="1"/></text:span></text:p>
              </text:list-item>
            </text:list>
            <text:list text:style-name="a579">
              <text:list-item>
                <text:p text:style-name="a578" text:class-names="" text:cond-style-name=""><text:span text:style-name="a577" text:class-names=""/></text:p>
              </text:list-item>
            </text:list>
          </draw:text-box>
          <svg:title/>
          <svg:desc/>
        </draw:frame>
      </draw:page>
      <draw:page draw:name="Slide12" draw:style-name="a581" draw:master-page-name="Master1-Layout12-tx-Title-and-Text" presentation:presentation-page-layout-name="Master1-PPL12" draw:id="Slide-267">
        <draw:frame draw:id="id105" presentation:style-name="a585" draw:name="Title 1" svg:x="1.38in" svg:y="0.4in" svg:width="10.6in" svg:height="1.44965in" presentation:class="title" presentation:placeholder="false">
          <draw:text-box>
            <text:p text:style-name="a584" text:class-names="" text:cond-style-name=""><text:span text:style-name="a582" text:class-names=""><text:s text:c="1"/>Events during this visit (9:17-19):<text:s text:c="1"/></text:span><text:span text:style-name="a583" text:class-names=""/></text:p>
          </draw:text-box>
          <svg:title/>
          <svg:desc/>
        </draw:frame>
        <draw:frame draw:id="id106" presentation:style-name="a595" draw:name="Text Placeholder 2" svg:x="1.38in" svg:y="2in" svg:width="9.4in" svg:height="4.75868in" presentation:class="outline" presentation:placeholder="false">
          <draw:text-box>
            <text:list text:style-name="a588">
              <text:list-item>
                <text:p text:style-name="a587" text:class-names="" text:cond-style-name=""><text:span text:style-name="a586" text:class-names=""><text:s text:c="1"/>Saul is healed of his blindness (9:17a, 18a).<text:s text:c="1"/></text:span></text:p>
              </text:list-item>
            </text:list>
            <text:list text:style-name="a591">
              <text:list-item>
                <text:p text:style-name="a590" text:class-names="" text:cond-style-name=""><text:span text:style-name="a589" text:class-names=""><text:s text:c="1"/>Saul is filled with the Spirit (9:17b, 18b-19).<text:s text:c="1"/></text:span></text:p>
              </text:list-item>
            </text:list>
            <text:list text:style-name="a594">
              <text:list-item>
                <text:p text:style-name="a593" text:class-names="" text:cond-style-name=""><text:span text:style-name="a592" text:class-names=""/></text:p>
              </text:list-item>
            </text:list>
          </draw:text-box>
          <svg:title/>
          <svg:desc/>
        </draw:frame>
      </draw:page>
      <draw:page draw:name="Slide13" draw:style-name="a596" draw:master-page-name="Master1-Layout12-tx-Title-and-Text" presentation:presentation-page-layout-name="Master1-PPL12" draw:id="Slide-268">
        <draw:frame draw:id="id107" presentation:style-name="a600" draw:name="Title 1" svg:x="1.38in" svg:y="0.4in" svg:width="10.6in" svg:height="1.44965in" presentation:class="title" presentation:placeholder="false">
          <draw:text-box>
            <text:p text:style-name="a599" text:class-names="" text:cond-style-name=""><text:span text:style-name="a597" text:class-names=""><text:s text:c="1"/>Saul's visitation by the servant of God (9:10-25)<text:s text:c="1"/></text:span><text:span text:style-name="a598" text:class-names=""/></text:p>
          </draw:text-box>
          <svg:title/>
          <svg:desc/>
        </draw:frame>
        <draw:frame draw:id="id108" presentation:style-name="a613" draw:name="Text Placeholder 2" svg:x="1.38in" svg:y="2in" svg:width="9.4in" svg:height="4.75868in" presentation:class="outline" presentation:placeholder="false">
          <draw:text-box>
            <text:list text:style-name="a603">
              <text:list-item>
                <text:p text:style-name="a602" text:class-names="" text:cond-style-name=""><text:span text:style-name="a601" text:class-names=""><text:s text:c="1"/>Events preceding this visit (9:10-16):<text:s text:c="1"/></text:span></text:p>
              </text:list-item>
            </text:list>
            <text:list text:style-name="a606">
              <text:list-item>
                <text:p text:style-name="a605" text:class-names="" text:cond-style-name=""><text:span text:style-name="a604" text:class-names=""><text:s text:c="1"/>Events during this visit (9:17-19):<text:s text:c="1"/></text:span></text:p>
              </text:list-item>
            </text:list>
            <text:list text:style-name="a609">
              <text:list-item>
                <text:p text:style-name="a608" text:class-names="" text:cond-style-name=""><text:span text:style-name="a607" text:class-names=""><text:s text:c="1"/>Events following this visit (9:20-25)<text:s text:c="1"/></text:span></text:p>
              </text:list-item>
            </text:list>
            <text:list text:style-name="a612">
              <text:list-item>
                <text:p text:style-name="a611" text:class-names="" text:cond-style-name=""><text:span text:style-name="a610" text:class-names=""/></text:p>
              </text:list-item>
            </text:list>
          </draw:text-box>
          <svg:title/>
          <svg:desc/>
        </draw:frame>
      </draw:page>
      <draw:page draw:name="Slide14" draw:style-name="a614" draw:master-page-name="Master1-Layout12-tx-Title-and-Text" presentation:presentation-page-layout-name="Master1-PPL12" draw:id="Slide-269">
        <draw:frame draw:id="id109" presentation:style-name="a618" draw:name="Title 1" svg:x="1.38in" svg:y="0.4in" svg:width="10.6in" svg:height="1.44965in" presentation:class="title" presentation:placeholder="false">
          <draw:text-box>
            <text:p text:style-name="a617" text:class-names="" text:cond-style-name=""><text:span text:style-name="a615" text:class-names=""><text:s text:c="1"/>Events following this visit (9:20-25)<text:s text:c="1"/></text:span><text:span text:style-name="a616" text:class-names=""/></text:p>
          </draw:text-box>
          <svg:title/>
          <svg:desc/>
        </draw:frame>
        <draw:frame draw:id="id110" presentation:style-name="a628" draw:name="Text Placeholder 2" svg:x="1.38in" svg:y="2in" svg:width="9.4in" svg:height="4.75868in" presentation:class="outline" presentation:placeholder="false">
          <draw:text-box>
            <text:list text:style-name="a621">
              <text:list-item>
                <text:p text:style-name="a620" text:class-names="" text:cond-style-name=""><text:span text:style-name="a619" text:class-names=""><text:s text:c="1"/>Saul's evangelism in Damascus (9:20-22):<text:s text:c="1"/></text:span></text:p>
              </text:list-item>
            </text:list>
            <text:list text:style-name="a624">
              <text:list-item>
                <text:p text:style-name="a623" text:class-names="" text:cond-style-name=""><text:span text:style-name="a622" text:class-names=""><text:s text:c="1"/>Saul's escape from Damascus (9:23-25):<text:s text:c="1"/></text:span></text:p>
              </text:list-item>
            </text:list>
            <text:list text:style-name="a627">
              <text:list-item>
                <text:p text:style-name="a626" text:class-names="" text:cond-style-name=""><text:span text:style-name="a625" text:class-names=""/></text:p>
              </text:list-item>
            </text:list>
          </draw:text-box>
          <svg:title/>
          <svg:desc/>
        </draw:frame>
      </draw:page>
      <draw:page draw:name="Slide15" draw:style-name="a629" draw:master-page-name="Master1-Layout12-tx-Title-and-Text" presentation:presentation-page-layout-name="Master1-PPL12" draw:id="Slide-270">
        <draw:frame draw:id="id111" presentation:style-name="a633" draw:name="Title 1" svg:x="1.38in" svg:y="0.4in" svg:width="10.6in" svg:height="1.44965in" presentation:class="title" presentation:placeholder="false">
          <draw:text-box>
            <text:p text:style-name="a632" text:class-names="" text:cond-style-name=""><text:span text:style-name="a630" text:class-names=""><text:s text:c="1"/>Saul's visitation by the servant of God (9:10-25)<text:s text:c="1"/></text:span><text:span text:style-name="a631" text:class-names=""/></text:p>
          </draw:text-box>
          <svg:title/>
          <svg:desc/>
        </draw:frame>
        <draw:frame draw:id="id112" presentation:style-name="a646" draw:name="Text Placeholder 2" svg:x="1.38in" svg:y="2in" svg:width="9.4in" svg:height="4.75868in" presentation:class="outline" presentation:placeholder="false">
          <draw:text-box>
            <text:list text:style-name="a636">
              <text:list-item>
                <text:p text:style-name="a635" text:class-names="" text:cond-style-name=""><text:span text:style-name="a634" text:class-names=""><text:s text:c="1"/>Events preceding this visit (9:10-16):<text:s text:c="1"/></text:span></text:p>
              </text:list-item>
            </text:list>
            <text:list text:style-name="a639">
              <text:list-item>
                <text:p text:style-name="a638" text:class-names="" text:cond-style-name=""><text:span text:style-name="a637" text:class-names=""><text:s text:c="1"/>Events during this visit (9:17-19):<text:s text:c="1"/></text:span></text:p>
              </text:list-item>
            </text:list>
            <text:list text:style-name="a642">
              <text:list-item>
                <text:p text:style-name="a641" text:class-names="" text:cond-style-name=""><text:span text:style-name="a640" text:class-names=""><text:s text:c="1"/>Events following this visit (9:20-25)<text:s text:c="1"/></text:span></text:p>
              </text:list-item>
            </text:list>
            <text:list text:style-name="a645">
              <text:list-item>
                <text:p text:style-name="a644" text:class-names="" text:cond-style-name=""><text:span text:style-name="a643" text:class-names=""/></text:p>
              </text:list-item>
            </text:list>
          </draw:text-box>
          <svg:title/>
          <svg:desc/>
        </draw:frame>
      </draw:page>
      <draw:page draw:name="Slide16" draw:style-name="a647" draw:master-page-name="Master1-Layout12-tx-Title-and-Text" presentation:presentation-page-layout-name="Master1-PPL12" draw:id="Slide-271">
        <draw:frame draw:id="id113" presentation:style-name="a651" draw:name="Title 1" svg:x="1.38in" svg:y="0.4in" svg:width="10.6in" svg:height="1.44965in" presentation:class="title" presentation:placeholder="false">
          <draw:text-box>
            <text:p text:style-name="a650" text:class-names="" text:cond-style-name=""><text:span text:style-name="a648" text:class-names="">ACTIVITIES IN THE LIFE OF SAUL (9:1-31)<text:s text:c="1"/></text:span><text:span text:style-name="a649" text:class-names=""/></text:p>
          </draw:text-box>
          <svg:title/>
          <svg:desc/>
        </draw:frame>
        <draw:frame draw:id="id114" presentation:style-name="a667" draw:name="Text Placeholder 2" svg:x="1.38in" svg:y="2in" svg:width="9.4in" svg:height="4.75868in" presentation:class="outline" presentation:placeholder="false">
          <draw:text-box>
            <text:list text:style-name="a654">
              <text:list-item>
                <text:p text:style-name="a653" text:class-names="" text:cond-style-name=""><text:span text:style-name="a652" text:class-names=""><text:s text:c="1"/>Saul's vendetta against the saints of God (9:1-2)<text:s text:c="1"/></text:span></text:p>
              </text:list-item>
            </text:list>
            <text:list text:style-name="a657">
              <text:list-item>
                <text:p text:style-name="a656" text:class-names="" text:cond-style-name=""><text:span text:style-name="a655" text:class-names=""><text:s text:c="1"/>Saul's vision of the Son of God (9:3-9)<text:s text:c="1"/></text:span></text:p>
              </text:list-item>
            </text:list>
            <text:list text:style-name="a660">
              <text:list-item>
                <text:p text:style-name="a659" text:class-names="" text:cond-style-name=""><text:span text:style-name="a658" text:class-names=""><text:s text:c="1"/>Saul's visitation by the servant of God (9:10-25)<text:s text:c="1"/></text:span></text:p>
              </text:list-item>
            </text:list>
            <text:list text:style-name="a663">
              <text:list-item>
                <text:p text:style-name="a662" text:class-names="" text:cond-style-name=""><text:span text:style-name="a661" text:class-names=""><text:s text:c="1"/>Saul's validation by the statesman of God (9:26-31)<text:s text:c="1"/></text:span></text:p>
              </text:list-item>
            </text:list>
            <text:list text:style-name="a666">
              <text:list-item>
                <text:p text:style-name="a665" text:class-names="" text:cond-style-name=""><text:span text:style-name="a664" text:class-names=""/></text:p>
              </text:list-item>
            </text:list>
          </draw:text-box>
          <svg:title/>
          <svg:desc/>
        </draw:frame>
      </draw:page>
      <draw:page draw:name="Slide17" draw:style-name="a668" draw:master-page-name="Master1-Layout12-tx-Title-and-Text" presentation:presentation-page-layout-name="Master1-PPL12" draw:id="Slide-272">
        <draw:frame draw:id="id115" presentation:style-name="a672" draw:name="Title 1" svg:x="1.38in" svg:y="0.4in" svg:width="10.6in" svg:height="1.44965in" presentation:class="title" presentation:placeholder="false">
          <draw:text-box>
            <text:p text:style-name="a671" text:class-names="" text:cond-style-name=""><text:span text:style-name="a669" text:class-names=""><text:s text:c="1"/>Saul's validation by the statesman of God (9:26-31)<text:s text:c="1"/></text:span><text:span text:style-name="a670" text:class-names=""/></text:p>
          </draw:text-box>
          <svg:title/>
          <svg:desc/>
        </draw:frame>
        <draw:frame draw:id="id116" presentation:style-name="a685" draw:name="Text Placeholder 2" svg:x="1.38in" svg:y="2in" svg:width="9.4in" svg:height="4.75868in" presentation:class="outline" presentation:placeholder="false">
          <draw:text-box>
            <text:list text:style-name="a675">
              <text:list-item>
                <text:p text:style-name="a674" text:class-names="" text:cond-style-name=""><text:span text:style-name="a673" text:class-names=""><text:s text:c="1"/>The person (9:26-27):<text:s text:c="1"/></text:span></text:p>
              </text:list-item>
            </text:list>
            <text:list text:style-name="a678">
              <text:list-item>
                <text:p text:style-name="a677" text:class-names="" text:cond-style-name=""><text:span text:style-name="a676" text:class-names=""><text:s text:c="1"/>The preaching (9:28):<text:s text:c="1"/></text:span></text:p>
              </text:list-item>
            </text:list>
            <text:list text:style-name="a681">
              <text:list-item>
                <text:p text:style-name="a680" text:class-names="" text:cond-style-name=""><text:span text:style-name="a679" text:class-names=""><text:s text:c="1"/>The plot (9:29-31):<text:s text:c="1"/></text:span></text:p>
              </text:list-item>
            </text:list>
            <text:list text:style-name="a684">
              <text:list-item>
                <text:p text:style-name="a683" text:class-names="" text:cond-style-name=""><text:span text:style-name="a682" text:class-names=""/></text:p>
              </text:list-item>
            </text:list>
          </draw:text-box>
          <svg:title/>
          <svg:desc/>
        </draw:frame>
      </draw:page>
      <draw:page draw:name="Slide18" draw:style-name="a686" draw:master-page-name="Master1-Layout12-tx-Title-and-Text" presentation:presentation-page-layout-name="Master1-PPL12" draw:id="Slide-273">
        <draw:frame draw:id="id117" presentation:style-name="a690" draw:name="Title 1" svg:x="1.38in" svg:y="0.4in" svg:width="10.6in" svg:height="1.44965in" presentation:class="title" presentation:placeholder="false">
          <draw:text-box>
            <text:p text:style-name="a689" text:class-names="" text:cond-style-name=""><text:span text:style-name="a687" text:class-names="">ACTIVITIES IN THE LIFE OF SAUL (9:1-31)<text:s text:c="1"/></text:span><text:span text:style-name="a688" text:class-names=""/></text:p>
          </draw:text-box>
          <svg:title/>
          <svg:desc/>
        </draw:frame>
        <draw:frame draw:id="id118" presentation:style-name="a706" draw:name="Text Placeholder 2" svg:x="1.38in" svg:y="2in" svg:width="9.4in" svg:height="4.75868in" presentation:class="outline" presentation:placeholder="false">
          <draw:text-box>
            <text:list text:style-name="a693">
              <text:list-item>
                <text:p text:style-name="a692" text:class-names="" text:cond-style-name=""><text:span text:style-name="a691" text:class-names=""><text:s text:c="1"/>Saul's vendetta against the saints of God (9:1-2)<text:s text:c="1"/></text:span></text:p>
              </text:list-item>
            </text:list>
            <text:list text:style-name="a696">
              <text:list-item>
                <text:p text:style-name="a695" text:class-names="" text:cond-style-name=""><text:span text:style-name="a694" text:class-names=""><text:s text:c="1"/>Saul's vision of the Son of God (9:3-9)<text:s text:c="1"/></text:span></text:p>
              </text:list-item>
            </text:list>
            <text:list text:style-name="a699">
              <text:list-item>
                <text:p text:style-name="a698" text:class-names="" text:cond-style-name=""><text:span text:style-name="a697" text:class-names=""><text:s text:c="1"/>Saul's visitation by the servant of God (9:10-25)<text:s text:c="1"/></text:span></text:p>
              </text:list-item>
            </text:list>
            <text:list text:style-name="a702">
              <text:list-item>
                <text:p text:style-name="a701" text:class-names="" text:cond-style-name=""><text:span text:style-name="a700" text:class-names=""><text:s text:c="1"/>Saul's validation by the statesman of God (9:26-31)<text:s text:c="1"/></text:span></text:p>
              </text:list-item>
            </text:list>
            <text:list text:style-name="a705">
              <text:list-item>
                <text:p text:style-name="a704" text:class-names="" text:cond-style-name=""><text:span text:style-name="a703" text:class-names=""/></text:p>
              </text:list-item>
            </text:list>
          </draw:text-box>
          <svg:title/>
          <svg:desc/>
        </draw:frame>
      </draw:page>
      <draw:page draw:name="Slide19" draw:style-name="a707" draw:master-page-name="Master1-Layout12-tx-Title-and-Text" presentation:presentation-page-layout-name="Master1-PPL12" draw:id="Slide-274">
        <draw:frame draw:id="id119" presentation:style-name="a711" draw:name="Title 1" svg:x="1.38in" svg:y="0.4in" svg:width="10.6in" svg:height="1.44965in" presentation:class="title" presentation:placeholder="false">
          <draw:text-box>
            <text:p text:style-name="a710" text:class-names="" text:cond-style-name=""><text:span text:style-name="a708" text:class-names="">ACTS 9<text:s text:c="1"/></text:span><text:span text:style-name="a709" text:class-names=""/></text:p>
          </draw:text-box>
          <svg:title/>
          <svg:desc/>
        </draw:frame>
        <draw:frame draw:id="id120" presentation:style-name="a721" draw:name="Text Placeholder 2" svg:x="1.38in" svg:y="2in" svg:width="9.4in" svg:height="4.75868in" presentation:class="outline" presentation:placeholder="false">
          <draw:text-box>
            <text:list text:style-name="a714">
              <text:list-item>
                <text:p text:style-name="a713" text:class-names="" text:cond-style-name=""><text:span text:style-name="a712" text:class-names="">ACTIVITIES IN THE LIFE OF SAUL (9:1-31)<text:s text:c="1"/></text:span></text:p>
              </text:list-item>
            </text:list>
            <text:list text:style-name="a717">
              <text:list-item>
                <text:p text:style-name="a716" text:class-names="" text:cond-style-name=""><text:span text:style-name="a715" text:class-names="">ACTIVITIES IN THE LIFE OF PETER (9:32-43)<text:s text:c="1"/></text:span></text:p>
              </text:list-item>
            </text:list>
            <text:list text:style-name="a720">
              <text:list-item>
                <text:p text:style-name="a719" text:class-names="" text:cond-style-name=""><text:span text:style-name="a718" text:class-names=""/></text:p>
              </text:list-item>
            </text:list>
          </draw:text-box>
          <svg:title/>
          <svg:desc/>
        </draw:frame>
      </draw:page>
      <draw:page draw:name="Slide20" draw:style-name="a722" draw:master-page-name="Master1-Layout1-title-Title-Slide" presentation:presentation-page-layout-name="Master1-PPL1" draw:id="Slide-275">
        <draw:frame draw:id="id121" presentation:style-name="a726" draw:name="Title 1" svg:x="1.38in" svg:y="0.83in" svg:width="10.3in" svg:height="4.42in" presentation:class="title" presentation:placeholder="false">
          <draw:text-box>
            <text:p text:style-name="a725" text:class-names="" text:cond-style-name=""><text:span text:style-name="a723" text:class-names="">ACTIVITIES IN THE LIFE OF PETER (9:32-43)<text:s text:c="1"/></text:span><text:span text:style-name="a724" text:class-names=""/></text:p>
          </draw:text-box>
          <svg:title/>
          <svg:desc/>
        </draw:frame>
        <draw:frame draw:id="id122" presentation:style-name="a731" draw:name="Subtitle 2" svg:x="1.38in" svg:y="5.25in" svg:width="10.3in" svg:height="1.85in" presentation:class="subtitle" presentation:placeholder="false">
          <draw:text-box>
            <text:p text:style-name="a728" text:class-names="" text:cond-style-name=""><text:span text:style-name="a727" text:class-names=""><text:s text:c="1"/>He restores a cripple at Lydda (9:32-35).<text:s text:c="1"/></text:span></text:p>
            <text:p text:style-name="a730" text:class-names="" text:cond-style-name=""><text:span text:style-name="a729" text:class-names=""/></text:p>
          </draw:text-box>
          <svg:title/>
          <svg:desc/>
        </draw:frame>
      </draw:page>
      <draw:page draw:name="Slide21" draw:style-name="a732" draw:master-page-name="Master1-Layout12-tx-Title-and-Text" presentation:presentation-page-layout-name="Master1-PPL12" draw:id="Slide-276">
        <draw:frame draw:id="id123" presentation:style-name="a736" draw:name="Title 1" svg:x="1.38in" svg:y="0.4in" svg:width="10.6in" svg:height="1.44965in" presentation:class="title" presentation:placeholder="false">
          <draw:text-box>
            <text:p text:style-name="a735" text:class-names="" text:cond-style-name=""><text:span text:style-name="a733" text:class-names=""><text:s text:c="1"/>He restores a cripple at Lydda (9:32-35).<text:s text:c="1"/></text:span><text:span text:style-name="a734" text:class-names=""/></text:p>
          </draw:text-box>
          <svg:title/>
          <svg:desc/>
        </draw:frame>
        <draw:frame draw:id="id124" presentation:style-name="a746" draw:name="Text Placeholder 2" svg:x="1.38in" svg:y="2in" svg:width="9.4in" svg:height="4.75868in" presentation:class="outline" presentation:placeholder="false">
          <draw:text-box>
            <text:list text:style-name="a739">
              <text:list-item>
                <text:p text:style-name="a738" text:class-names="" text:cond-style-name=""><text:span text:style-name="a737" text:class-names=""><text:s text:c="1"/>Aeneas the helpless (9:32-33):<text:s text:c="1"/></text:span></text:p>
              </text:list-item>
            </text:list>
            <text:list text:style-name="a742">
              <text:list-item>
                <text:p text:style-name="a741" text:class-names="" text:cond-style-name=""><text:span text:style-name="a740" text:class-names=""><text:s text:c="1"/>Aeneas the healed (9:34-35):<text:s text:c="1"/></text:span></text:p>
              </text:list-item>
            </text:list>
            <text:list text:style-name="a745">
              <text:list-item>
                <text:p text:style-name="a744" text:class-names="" text:cond-style-name=""><text:span text:style-name="a743" text:class-names=""/></text:p>
              </text:list-item>
            </text:list>
          </draw:text-box>
          <svg:title/>
          <svg:desc/>
        </draw:frame>
      </draw:page>
      <draw:page draw:name="Slide22" draw:style-name="a747" draw:master-page-name="Master1-Layout12-tx-Title-and-Text" presentation:presentation-page-layout-name="Master1-PPL12" draw:id="Slide-277">
        <draw:frame draw:id="id125" presentation:style-name="a751" draw:name="Title 1" svg:x="1.38in" svg:y="0.4in" svg:width="10.6in" svg:height="1.44965in" presentation:class="title" presentation:placeholder="false">
          <draw:text-box>
            <text:p text:style-name="a750" text:class-names="" text:cond-style-name=""><text:span text:style-name="a748" text:class-names="">ACTIVITIES IN THE LIFE OF PETER (9:32-43)<text:s text:c="1"/></text:span><text:span text:style-name="a749" text:class-names=""/></text:p>
          </draw:text-box>
          <svg:title/>
          <svg:desc/>
        </draw:frame>
        <draw:frame draw:id="id126" presentation:style-name="a761" draw:name="Text Placeholder 2" svg:x="1.38in" svg:y="2in" svg:width="9.4in" svg:height="4.75868in" presentation:class="outline" presentation:placeholder="false">
          <draw:text-box>
            <text:list text:style-name="a754">
              <text:list-item>
                <text:p text:style-name="a753" text:class-names="" text:cond-style-name=""><text:span text:style-name="a752" text:class-names=""><text:s text:c="1"/>He restores a cripple at Lydda (9:32-35).<text:s text:c="1"/></text:span></text:p>
              </text:list-item>
            </text:list>
            <text:list text:style-name="a757">
              <text:list-item>
                <text:p text:style-name="a756" text:class-names="" text:cond-style-name=""><text:span text:style-name="a755" text:class-names=""><text:s text:c="1"/>He raises a corpse at Joppa (9:36-43).<text:s text:c="1"/></text:span></text:p>
              </text:list-item>
            </text:list>
            <text:list text:style-name="a760">
              <text:list-item>
                <text:p text:style-name="a759" text:class-names="" text:cond-style-name=""><text:span text:style-name="a758" text:class-names=""/></text:p>
              </text:list-item>
            </text:list>
          </draw:text-box>
          <svg:title/>
          <svg:desc/>
        </draw:frame>
      </draw:page>
      <draw:page draw:name="Slide23" draw:style-name="a762" draw:master-page-name="Master1-Layout12-tx-Title-and-Text" presentation:presentation-page-layout-name="Master1-PPL12" draw:id="Slide-278">
        <draw:frame draw:id="id127" presentation:style-name="a766" draw:name="Title 1" svg:x="1.38in" svg:y="0.4in" svg:width="10.6in" svg:height="1.44965in" presentation:class="title" presentation:placeholder="false">
          <draw:text-box>
            <text:p text:style-name="a765" text:class-names="" text:cond-style-name=""><text:span text:style-name="a763" text:class-names=""><text:s text:c="1"/>He raises a corpse at Joppa (9:36-43).<text:s text:c="1"/></text:span><text:span text:style-name="a764" text:class-names=""/></text:p>
          </draw:text-box>
          <svg:title/>
          <svg:desc/>
        </draw:frame>
        <draw:frame draw:id="id128" presentation:style-name="a779" draw:name="Text Placeholder 2" svg:x="1.38in" svg:y="2in" svg:width="9.4in" svg:height="4.75868in" presentation:class="outline" presentation:placeholder="false">
          <draw:text-box>
            <text:list text:style-name="a769">
              <text:list-item>
                <text:p text:style-name="a768" text:class-names="" text:cond-style-name=""><text:span text:style-name="a767" text:class-names=""><text:s text:c="1"/>The deeds of Dorcas (9:36):<text:s text:c="1"/></text:span></text:p>
              </text:list-item>
            </text:list>
            <text:list text:style-name="a772">
              <text:list-item>
                <text:p text:style-name="a771" text:class-names="" text:cond-style-name=""><text:span text:style-name="a770" text:class-names=""><text:s text:c="1"/>The death of Dorcas (9:37):<text:s text:c="1"/></text:span></text:p>
              </text:list-item>
            </text:list>
            <text:list text:style-name="a775">
              <text:list-item>
                <text:p text:style-name="a774" text:class-names="" text:cond-style-name=""><text:span text:style-name="a773" text:class-names=""><text:s text:c="1"/>The deliverance of Dorcas (9:38-43): Peter raises her up during her own funeral!<text:s text:c="1"/></text:span></text:p>
              </text:list-item>
            </text:list>
            <text:list text:style-name="a778">
              <text:list-item>
                <text:p text:style-name="a777" text:class-names="" text:cond-style-name=""><text:span text:style-name="a776" text:class-names=""/></text:p>
              </text:list-item>
            </text:list>
          </draw:text-box>
          <svg:title/>
          <svg:desc/>
        </draw:frame>
      </draw:page>
      <draw:page draw:name="Slide24" draw:style-name="a780" draw:master-page-name="Master1-Layout12-tx-Title-and-Text" presentation:presentation-page-layout-name="Master1-PPL12" draw:id="Slide-279">
        <draw:frame draw:id="id129" presentation:style-name="a784" draw:name="Title 1" svg:x="1.38in" svg:y="0.4in" svg:width="10.6in" svg:height="1.44965in" presentation:class="title" presentation:placeholder="false">
          <draw:text-box>
            <text:p text:style-name="a783" text:class-names="" text:cond-style-name=""><text:span text:style-name="a781" text:class-names="">ACTIVITIES IN THE LIFE OF PETER (9:32-43)<text:s text:c="1"/></text:span><text:span text:style-name="a782" text:class-names=""/></text:p>
          </draw:text-box>
          <svg:title/>
          <svg:desc/>
        </draw:frame>
        <draw:frame draw:id="id130" presentation:style-name="a794" draw:name="Text Placeholder 2" svg:x="1.38in" svg:y="2in" svg:width="9.4in" svg:height="4.75868in" presentation:class="outline" presentation:placeholder="false">
          <draw:text-box>
            <text:list text:style-name="a787">
              <text:list-item>
                <text:p text:style-name="a786" text:class-names="" text:cond-style-name=""><text:span text:style-name="a785" text:class-names=""><text:s text:c="1"/>He restores a cripple at Lydda (9:32-35).<text:s text:c="1"/></text:span></text:p>
              </text:list-item>
            </text:list>
            <text:list text:style-name="a790">
              <text:list-item>
                <text:p text:style-name="a789" text:class-names="" text:cond-style-name=""><text:span text:style-name="a788" text:class-names=""><text:s text:c="1"/>He raises a corpse at Joppa (9:36-43).<text:s text:c="1"/></text:span></text:p>
              </text:list-item>
            </text:list>
            <text:list text:style-name="a793">
              <text:list-item>
                <text:p text:style-name="a792" text:class-names="" text:cond-style-name=""><text:span text:style-name="a791" text:class-names=""/></text:p>
              </text:list-item>
            </text:list>
          </draw:text-box>
          <svg:title/>
          <svg:desc/>
        </draw:frame>
      </draw:page>
      <draw:page draw:name="Slide25" draw:style-name="a795" draw:master-page-name="Master1-Layout12-tx-Title-and-Text" presentation:presentation-page-layout-name="Master1-PPL12" draw:id="Slide-280">
        <draw:frame draw:id="id131" presentation:style-name="a799" draw:name="Title 1" svg:x="1.38in" svg:y="0.4in" svg:width="10.6in" svg:height="1.44965in" presentation:class="title" presentation:placeholder="false">
          <draw:text-box>
            <text:p text:style-name="a798" text:class-names="" text:cond-style-name=""><text:span text:style-name="a796" text:class-names="">ACTS 9<text:s text:c="1"/></text:span><text:span text:style-name="a797" text:class-names=""/></text:p>
          </draw:text-box>
          <svg:title/>
          <svg:desc/>
        </draw:frame>
        <draw:frame draw:id="id132" presentation:style-name="a809" draw:name="Text Placeholder 2" svg:x="1.38in" svg:y="2in" svg:width="9.4in" svg:height="4.75868in" presentation:class="outline" presentation:placeholder="false">
          <draw:text-box>
            <text:list text:style-name="a802">
              <text:list-item>
                <text:p text:style-name="a801" text:class-names="" text:cond-style-name=""><text:span text:style-name="a800" text:class-names="">ACTIVITIES IN THE LIFE OF SAUL (9:1-31)<text:s text:c="1"/></text:span></text:p>
              </text:list-item>
            </text:list>
            <text:list text:style-name="a805">
              <text:list-item>
                <text:p text:style-name="a804" text:class-names="" text:cond-style-name=""><text:span text:style-name="a803" text:class-names="">ACTIVITIES IN THE LIFE OF PETER (9:32-43)<text:s text:c="1"/></text:span></text:p>
              </text:list-item>
            </text:list>
            <text:list text:style-name="a808">
              <text:list-item>
                <text:p text:style-name="a807" text:class-names="" text:cond-style-name=""><text:span text:style-name="a806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ACTS 9 </dc:title>
    <meta:initial-creator>David STRICKLAND</meta:initial-creator>
    <dc:creator>David STRICKLAND</dc:creator>
    <meta:creation-date>2020-02-23T23:10:57Z</meta:creation-date>
    <dc:date>2020-02-23T23:10:57Z</dc:date>
    <meta:template xlink:href="BibleStudy" xlink:type="simple"/>
    <meta:editing-cycles>1</meta:editing-cycles>
    <meta:editing-duration>PT0S</meta:editing-duration>
    <meta:document-statistic meta:paragraph-count="80" meta:word-count="712"/>
  </office:meta>
</office:document-meta>
</file>